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Matthew Witzig</text:span></text:p>
      <text:p text:style-name="P1"><text:span text:style-name="T1">ACME Corp: Maker of Fine Surplus Anvils and Other Coyote Accessories since 1946</text:span></text:p>
      <text:p text:style-name="P1"><text:span text:style-name="T1">User Management</text:span></text:p>
      <text:p text:style-name="P1"><text:span text:style-name="T1"/></text:p>
      <text:p text:style-name="P1"><text:span text:style-name="T1">The process of adding users is primarily handeled by the script AddUser.py, which was written in Python 3. It divides the supplied user lists into four categories, with the lion's share going to temp users.<text:s text:c="2"/>The first, and smallest, group is admins and is drawn from the first twenty users on the list.<text:s text:c="2"/>After that comes developers, with the next twenty, followed by the next sixty going into staff.<text:s text:c="2"/>The last category, temps, get the rest.<text:s text:c="2"/>This all assumes the lists are ordered in that manner, rather than mixed in.</text:span></text:p>
      <text:p text:style-name="P1"><text:span text:style-name="T1">The naming schema is simple and just the first initial of the first name and the first four characters of the last name.</text:span></text:p>
      <text:p text:style-name="P1"><text:span text:style-name="T1">To run the script first create the four user groups of "admins", "developer", "staff" and "temp."<text:s text:c="2"/>Then, once you've made sure you've brought both the script file and the two user list text files to the main home directory, run the script.<text:s text:c="2"/>That should build out the lists.<text:s text:c="2"/>You'll need to go in manually and assign each of the admins sudo rights.<text:s text:c="2"/>Given how powerful sudo is, that feels like a thing that should be done by hand.</text:span></text:p>
      <text:p text:style-name="P1"><text:span text:style-name="T1">After you do that, go to "/etc/security" and enter "sudo nano limits.cdf."<text:s text:c="2"/>You're going to need to modify a file here.<text:s text:c="2"/>Go to the bottom of the list and enter "#temp" [tab] "hard" [tab] "data" [tab] "4000000" and hit CTRL-X then Y.<text:s text:c="2"/>This will limit temp users to 4 gigabytes of data space, which should be sufficent. If it is not, it can be changed. Just remember that this is in kilobytes.</text:span></text:p>
      <text:p text:style-name="P1"><text:span text:style-name="T1">That should do i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